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d1f63" draw:fill-color="#adc5e7" draw:textarea-horizontal-align="justify" draw:textarea-vertical-align="middle" draw:auto-grow-height="false" fo:min-height="2.368cm" fo:min-width="4.818cm"/>
    </style:style>
    <style:style style:name="gr2" style:family="graphic" style:parent-style-name="standard">
      <style:graphic-properties svg:stroke-color="#0d1f63" draw:fill-color="#adc5e7" draw:textarea-horizontal-align="justify" draw:textarea-vertical-align="middle" draw:auto-grow-height="false" fo:min-height="3.36cm" fo:min-width="5.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8" style:family="graphic" style:parent-style-name="standard">
      <style:graphic-properties svg:stroke-color="#0d1f63" draw:fill-color="#adc5e7" draw:textarea-horizontal-align="justify" draw:textarea-vertical-align="middle" draw:auto-grow-height="false" fo:min-height="3.36cm" fo:min-width="5.41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56cm" fo:min-width="11.521cm"/>
    </style:style>
    <style:style style:name="P1" style:family="paragraph">
      <style:paragraph-properties fo:text-align="center"/>
    </style:style>
    <style:style style:name="P2" style:family="paragraph">
      <loext:graphic-properties draw:fill-color="#adc5e7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5.6cm" svg:height="2.9cm" svg:x="1.5cm" svg:y="4.9cm">
          <text:p text:style-name="P1"><text:span text:style-name="T1">INIT</text:span></text:p>
          <text:p text:style-name="P1"><text:span text:style-name="T2">-Loads basic info</text:span></text:p>
          <text:p text:style-name="P1"><text:span text:style-name="T2">(intial position, sex, et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9cm" svg:height="4cm" svg:x="11.7cm" svg:y="5.2cm">
          <text:p text:style-name="P1"><text:span text:style-name="T1">WANDER </text:span></text:p>
          <text:p text:style-name="P1"><text:span text:style-name="T1">(single)</text:span></text:p>
          <text:p text:style-name="P1"><text:span text:style-name="T2">-Walks troough env.;</text:span></text:p>
          <text:p text:style-name="P1"><text:span text:style-name="T2">-Looking for partner;</text:span></text:p>
          <text:p text:style-name="P1"><text:span text:style-name="T2">-Avoiding obstacles,</text:span></text:p>
          <text:p text:style-name="P1"><text:span text:style-name="T2">changing orient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7.1cm" svg:y1="6.35cm" svg:x2="11.7cm" svg:y2="7.2cm" draw:start-shape="id1" draw:start-glue-point="1" draw:end-shape="id2" draw:end-glue-point="3" svg:d="M7100 6350c3451 0 1152 850 4600 850" svg:viewBox="0 0 4601 851">
          <text:p/>
        </draw:connector>
        <draw:custom-shape draw:style-name="gr1" draw:text-style-name="P2" xml:id="id3" draw:id="id3" draw:layer="layout" svg:width="5.6cm" svg:height="2.9cm" svg:x="26.7cm" svg:y="4.5cm">
          <text:p text:style-name="P1"><text:span text:style-name="T1">PROPOSE</text:span></text:p>
          <text:p text:style-name="P1"><text:span text:style-name="T1">(single)</text:span></text:p>
          <text:p text:style-name="P1"><text:span text:style-name="T3">-Asks agent </text:span><text:span text:style-name="T2">near in </text:span></text:p>
          <text:p text:style-name="P1"><text:span text:style-name="T2">marriage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7.6cm" svg:y1="7.2cm" svg:x2="26.7cm" svg:y2="5.95cm" draw:start-shape="id2" draw:start-glue-point="1" draw:end-shape="id3" draw:end-glue-point="3" svg:d="M17600 7200c6826 0 2277-1250 9100-1250" svg:viewBox="0 0 9101 1251">
          <text:p/>
        </draw:connector>
        <draw:frame draw:style-name="gr4" draw:text-style-name="P4" draw:layer="layout" svg:width="6.4cm" svg:height="2.1cm" svg:x="19cm" svg:y="4.4cm">
          <draw:text-box>
            <text:p><text:span text:style-name="T4">Found agent </text:span><text:span text:style-name="T5">near and it is intersting.</text:span></text:p>
          </draw:text-box>
        </draw:frame>
        <draw:connector draw:style-name="gr3" draw:text-style-name="P3" draw:layer="layout" draw:type="curve" svg:x1="29.5cm" svg:y1="7.4cm" svg:x2="14.65cm" svg:y2="9.2cm" draw:start-shape="id3" draw:start-glue-point="2" draw:end-shape="id2" draw:end-glue-point="2" svg:d="M29500 7400c0 3453-14850 2553-14850 1800" svg:viewBox="0 0 14851 2497">
          <text:p/>
        </draw:connector>
        <draw:frame draw:style-name="gr4" draw:text-style-name="P4" draw:layer="layout" svg:width="6.4cm" svg:height="2.1cm" svg:x="19.8cm" svg:y="8.9cm">
          <draw:text-box>
            <text:p><text:span text:style-name="T5">Proposition failed.</text:span></text:p>
          </draw:text-box>
        </draw:frame>
        <draw:custom-shape draw:style-name="gr1" draw:text-style-name="P2" xml:id="id4" draw:id="id4" draw:layer="layout" svg:width="5.6cm" svg:height="2.9cm" svg:x="32.5cm" svg:y="10.6cm">
          <text:p text:style-name="P1"><text:span text:style-name="T1">TO REGISTRY</text:span></text:p>
          <text:p text:style-name="P1"><text:span text:style-name="T2">-Gets path to nearest </text:span></text:p>
          <text:p text:style-name="P1"><text:span text:style-name="T2">registry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2.3cm" svg:y1="5.95cm" svg:x2="35.3cm" svg:y2="10.6cm" draw:start-shape="id3" draw:start-glue-point="1" draw:end-shape="id4" draw:end-glue-point="0" svg:d="M32300 5950c2000 0 3000 1550 3000 4650" svg:viewBox="0 0 3001 4651">
          <text:p/>
        </draw:connector>
        <draw:frame draw:style-name="gr4" draw:text-style-name="P4" draw:layer="layout" svg:width="6.4cm" svg:height="2.1cm" svg:x="31.4cm" svg:y="7.8cm">
          <draw:text-box>
            <text:p><text:span text:style-name="T5">Proposition succeeded.</text:span></text:p>
          </draw:text-box>
        </draw:frame>
        <draw:custom-shape draw:style-name="gr1" draw:text-style-name="P2" xml:id="id5" draw:id="id5" draw:layer="layout" svg:width="5.6cm" svg:height="2.9cm" svg:x="28.4cm" svg:y="15.4cm">
          <text:p text:style-name="P1"><text:span text:style-name="T1">IN ROUTE TO </text:span></text:p>
          <text:p text:style-name="P1"><text:span text:style-name="T1">REGISTRY</text:span></text:p>
          <text:p text:style-name="P1"><text:span text:style-name="T2">-Walking to registry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28.4cm" svg:y1="16.85cm" svg:x2="14.65cm" svg:y2="9.2cm" draw:start-shape="id5" draw:start-glue-point="3" draw:end-shape="id2" draw:end-glue-point="2" svg:d="M28400 16850c-9167 0-13750-2550-13750-7650" svg:viewBox="0 0 13751 7651">
          <text:p/>
        </draw:connector>
        <draw:frame draw:style-name="gr5" draw:text-style-name="P4" draw:layer="layout" svg:width="6.4cm" svg:height="2.384cm" svg:x="22cm" svg:y="14cm">
          <draw:text-box>
            <text:p><text:span text:style-name="T5">Fiancé got better proposal and </text:span></text:p>
            <text:p><text:span text:style-name="T5">status =single.</text:span></text:p>
          </draw:text-box>
        </draw:frame>
        <draw:custom-shape draw:style-name="gr1" draw:text-style-name="P2" xml:id="id8" draw:id="id8" draw:layer="layout" svg:width="5.6cm" svg:height="2.9cm" svg:x="33.8cm" svg:y="20.5cm">
          <text:p text:style-name="P1"><text:span text:style-name="T1">WAIT FOR FIANCÉ</text:span></text:p>
          <text:p text:style-name="P1"><text:span text:style-name="T2">-Waiting fiancé to get at</text:span></text:p>
          <text:p text:style-name="P1"><text:span text:style-name="T2">The registry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6.4cm" svg:height="1.673cm" svg:x="36.6cm" svg:y="18.227cm">
          <draw:text-box>
            <text:p><text:span text:style-name="T5">Got there and fiancé hasn´t yet.</text:span></text:p>
          </draw:text-box>
        </draw:frame>
        <draw:custom-shape draw:style-name="gr1" draw:text-style-name="P2" xml:id="id6" draw:id="id6" draw:layer="layout" svg:width="5.6cm" svg:height="2.9cm" svg:x="19.3cm" svg:y="25.8cm">
          <text:p text:style-name="P1"><text:span text:style-name="T1">MARRY</text:span></text:p>
          <text:p text:style-name="P1"><text:span text:style-name="T2">-Marry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draw:line-skew="-1.951cm" svg:x1="31.2cm" svg:y1="18.3cm" svg:x2="22.1cm" svg:y2="25.8cm" draw:start-shape="id5" draw:start-glue-point="2" draw:end-shape="id6" draw:end-glue-point="0" svg:d="M31200 18300c0 2700-9100-1050-9100 7500" svg:viewBox="0 0 9101 7501">
          <text:p/>
        </draw:connector>
        <draw:frame draw:style-name="gr7" draw:text-style-name="P4" draw:layer="layout" svg:width="7.3cm" svg:height="3.095cm" svg:x="21.3cm" svg:y="18.1cm">
          <draw:text-box>
            <text:p><text:span text:style-name="T5">Got there and fiancé too and status = single.</text:span></text:p>
          </draw:text-box>
        </draw:frame>
        <draw:custom-shape draw:style-name="gr8" draw:text-style-name="P2" xml:id="id7" draw:id="id7" draw:layer="layout" svg:width="6.3cm" svg:height="4cm" svg:x="29.2cm" svg:y="31.8cm">
          <text:p text:style-name="P1"><text:span text:style-name="T1">WANDER </text:span></text:p>
          <text:p text:style-name="P1"><text:span text:style-name="T1">(married)</text:span></text:p>
          <text:p text:style-name="P1"><text:span text:style-name="T2">-Walks troough env.;</text:span></text:p>
          <text:p text:style-name="P1"><text:span text:style-name="T2">-Looking for BETTER partner;</text:span></text:p>
          <text:p text:style-name="P1"><text:span text:style-name="T2">-Avoiding obstacles,</text:span></text:p>
          <text:p text:style-name="P1"><text:span text:style-name="T2">changing orient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22.1cm" svg:y1="28.7cm" svg:x2="32.35cm" svg:y2="31.8cm" draw:start-shape="id6" draw:start-glue-point="2" draw:end-shape="id7" svg:d="M22100 28700c0 2326 10250 777 10250 3100" svg:viewBox="0 0 10251 3101">
          <text:p/>
        </draw:connector>
        <draw:connector draw:style-name="gr3" draw:text-style-name="P3" draw:layer="layout" draw:type="curve" svg:x1="33.8cm" svg:y1="21.95cm" svg:x2="24.9cm" svg:y2="27.25cm" draw:start-shape="id8" draw:start-glue-point="3" draw:end-shape="id6" draw:end-glue-point="1" svg:d="M33800 21950c-6706 0-2257 5300-8900 5300" svg:viewBox="0 0 8901 5301">
          <text:p/>
        </draw:connector>
        <draw:frame draw:style-name="gr5" draw:text-style-name="P4" draw:layer="layout" svg:width="6.5cm" svg:height="2.384cm" svg:x="25.9cm" svg:y="21.4cm">
          <draw:text-box>
            <text:p><text:span text:style-name="T4">Fiancé got there and </text:span><text:span text:style-name="T5">status = single.</text:span></text:p>
          </draw:text-box>
        </draw:frame>
        <draw:custom-shape draw:style-name="gr1" draw:text-style-name="P2" xml:id="id9" draw:id="id9" draw:layer="layout" svg:width="5.6cm" svg:height="2.9cm" svg:x="51.6cm" svg:y="27cm">
          <text:p text:style-name="P1"><text:span text:style-name="T1">PROPOSE</text:span></text:p>
          <text:p text:style-name="P1"><text:span text:style-name="T1">(married)</text:span></text:p>
          <text:p text:style-name="P1"><text:span text:style-name="T2">-Asks near agent in </text:span></text:p>
          <text:p text:style-name="P1"><text:span text:style-name="T2">marriage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5.5cm" svg:y1="33.8cm" svg:x2="54.4cm" svg:y2="29.9cm" draw:start-shape="id7" draw:start-glue-point="1" draw:end-shape="id9" draw:end-glue-point="2" svg:d="M35500 33800c12600 0 18900-1300 18900-3900" svg:viewBox="0 0 18901 3901">
          <text:p/>
        </draw:connector>
        <draw:frame draw:style-name="gr5" draw:text-style-name="P4" draw:layer="layout" svg:width="6.4cm" svg:height="2.384cm" svg:x="37.7cm" svg:y="33.916cm">
          <draw:text-box>
            <text:p><text:span text:style-name="T4">Found</text:span><text:span text:style-name="T5"> agent near and it is more intersting.</text:span></text:p>
          </draw:text-box>
        </draw:frame>
        <draw:connector draw:style-name="gr3" draw:text-style-name="P3" draw:layer="layout" draw:type="curve" svg:x1="51.6cm" svg:y1="28.45cm" svg:x2="35.5cm" svg:y2="33.8cm" draw:start-shape="id9" draw:start-glue-point="3" draw:end-shape="id7" svg:d="M51600 28450c-12027 0-3977 5350-16100 5350" svg:viewBox="0 0 16101 5351">
          <text:p/>
        </draw:connector>
        <draw:frame draw:style-name="gr4" draw:text-style-name="P4" draw:layer="layout" svg:width="6.4cm" svg:height="2.1cm" svg:x="46.2cm" svg:y="28.9cm">
          <draw:text-box>
            <text:p><text:span text:style-name="T5">Proposition failed.</text:span></text:p>
          </draw:text-box>
        </draw:frame>
        <draw:connector draw:style-name="gr3" draw:text-style-name="P3" draw:layer="layout" draw:type="curve" svg:x1="54.4cm" svg:y1="27cm" svg:x2="38.1cm" svg:y2="12.05cm" draw:start-shape="id9" draw:start-glue-point="0" draw:end-shape="id4" draw:end-glue-point="1" svg:d="M54400 27000c0-9967-5433-14950-16300-14950" svg:viewBox="0 0 16301 14951">
          <text:p/>
        </draw:connector>
        <draw:frame draw:style-name="gr4" draw:text-style-name="P4" draw:layer="layout" svg:width="6.4cm" svg:height="2.1cm" svg:x="54.6cm" svg:y="24.7cm">
          <draw:text-box>
            <text:p><text:span text:style-name="T5">Proposition succeeded.</text:span></text:p>
          </draw:text-box>
        </draw:frame>
        <draw:connector draw:style-name="gr3" draw:text-style-name="P3" draw:layer="layout" draw:type="curve" svg:x1="35.3cm" svg:y1="13.5cm" svg:x2="31.2cm" svg:y2="15.4cm" draw:start-shape="id4" draw:start-glue-point="2" draw:end-shape="id5" draw:end-glue-point="0" svg:d="M35300 13500c0 1426-4100 477-4100 1900" svg:viewBox="0 0 4101 1901">
          <text:p/>
        </draw:connector>
        <draw:connector draw:style-name="gr3" draw:text-style-name="P3" draw:layer="layout" draw:type="curve" svg:x1="34cm" svg:y1="16.85cm" svg:x2="36.6cm" svg:y2="20.5cm" draw:start-shape="id5" draw:start-glue-point="1" draw:end-shape="id8" draw:end-glue-point="0" svg:d="M34000 16850c1734 0 2600 1216 2600 3650" svg:viewBox="0 0 2601 3651">
          <text:p/>
        </draw:connector>
        <draw:custom-shape draw:style-name="gr1" draw:text-style-name="P2" xml:id="id10" draw:id="id10" draw:layer="layout" svg:width="5.6cm" svg:height="2.9cm" svg:x="40.4cm" svg:y="25.8cm">
          <text:p text:style-name="P1"><text:span text:style-name="T1">DIVORCE</text:span></text:p>
          <text:p text:style-name="P1"><text:span text:style-name="T2">-Breakup marriage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6.6cm" svg:y1="23.4cm" svg:x2="43.2cm" svg:y2="25.8cm" draw:start-shape="id8" draw:start-glue-point="2" draw:end-shape="id10" draw:end-glue-point="0" svg:d="M36600 23400c0 1801 6600 602 6600 2400" svg:viewBox="0 0 6601 2401">
          <text:p/>
        </draw:connector>
        <draw:frame draw:style-name="gr7" draw:text-style-name="P4" draw:layer="layout" svg:width="6.7cm" svg:height="3.095cm" svg:x="39.2cm" svg:y="23.1cm">
          <draw:text-box>
            <text:p><text:span text:style-name="T5">Fiancé got there and</text:span></text:p>
            <text:p><text:span text:style-name="T5">status = marreid.</text:span></text:p>
          </draw:text-box>
        </draw:frame>
        <draw:connector draw:style-name="gr3" draw:text-style-name="P3" draw:layer="layout" draw:type="curve" svg:x1="40.4cm" svg:y1="27.25cm" svg:x2="24.9cm" svg:y2="27.25cm" draw:start-shape="id10" draw:start-glue-point="3" draw:end-shape="id6" draw:end-glue-point="1" svg:d="M40400 27250h-15500" svg:viewBox="0 0 15501 1">
          <text:p/>
        </draw:connector>
        <draw:connector draw:style-name="gr3" draw:text-style-name="P3" draw:layer="layout" draw:type="curve" svg:x1="34cm" svg:y1="16.85cm" svg:x2="46cm" svg:y2="27.25cm" draw:start-shape="id5" draw:start-glue-point="1" draw:end-shape="id10" draw:end-glue-point="1" svg:d="M34000 16850c18753 0 12753 10400 12000 10400" svg:viewBox="0 0 13506 10401">
          <text:p/>
        </draw:connector>
        <draw:frame draw:style-name="gr5" draw:text-style-name="P4" draw:layer="layout" svg:width="7.7cm" svg:height="2.384cm" svg:x="37.8cm" svg:y="15.4cm">
          <draw:text-box>
            <text:p><text:span text:style-name="T4">Got there and fiancé too and </text:span><text:span text:style-name="T5">status =married.</text:span></text:p>
          </draw:text-box>
        </draw:frame>
        <draw:connector draw:style-name="gr3" draw:text-style-name="P3" draw:layer="layout" draw:type="curve" draw:line-skew="-15.349cm" svg:x1="28.4cm" svg:y1="16.85cm" svg:x2="29.2cm" svg:y2="33.8cm" draw:start-shape="id5" draw:start-glue-point="3" draw:end-shape="id7" svg:d="M28400 16850c-23775 0-24175 16950 800 16950" svg:viewBox="0 0 18683 16951">
          <text:p/>
        </draw:connector>
        <draw:frame draw:style-name="gr5" draw:text-style-name="P4" draw:layer="layout" svg:width="5.6cm" svg:height="2.384cm" svg:x="5.6cm" svg:y="23.016cm">
          <draw:text-box>
            <text:p><text:span text:style-name="T5">Fiancé got better proposal and status = married.</text:span></text:p>
          </draw:text-box>
        </draw:frame>
        <draw:frame draw:style-name="gr9" draw:text-style-name="P5" draw:layer="layout" svg:width="12.021cm" svg:height="3.806cm" svg:x="3.2cm" svg:y="36.1cm">
          <draw:text-box>
            <text:p text:style-name="P1">Máquina de Estados Finita – Agente H/M</text:p>
            <text:p text:style-name="P1">T1 Casais Ideiais – Inteligência Artificial</text:p>
            <text:p text:style-name="P1">Guilherme Korol e Matheus Storck</text:p>
            <text:p text:style-name="P1">25/03/2018</text:p>
            <text:p/>
          </draw:text-box>
        </draw:frame>
        <draw:connector draw:style-name="gr3" draw:text-style-name="P3" draw:layer="layout" draw:type="curve" svg:x1="14.65cm" svg:y1="9.2cm" svg:x2="32.5cm" svg:y2="12.05cm" draw:start-shape="id2" draw:start-glue-point="2" draw:end-shape="id4" draw:end-glue-point="3" svg:d="M14650 9200c0 1900 5950 2850 17850 2850" svg:viewBox="0 0 17851 2851">
          <text:p/>
        </draw:connector>
        <draw:frame draw:style-name="gr5" draw:text-style-name="P4" draw:layer="layout" svg:width="6.4cm" svg:height="2.384cm" svg:x="25.6cm" svg:y="10.416cm">
          <draw:text-box>
            <text:p><text:span text:style-name="T5">Acceted proposal from someon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2:02:52.539000000</meta:creation-date>
    <dc:date>2018-03-25T19:03:31.283000000</dc:date>
    <meta:editing-duration>PT1H24S</meta:editing-duration>
    <meta:editing-cycles>32</meta:editing-cycles>
    <meta:generator>LibreOffice/6.0.2.1$Windows_X86_64 LibreOffice_project/f7f06a8f319e4b62f9bc5095aa112a65d2f3ac89</meta:generator>
    <meta:document-statistic meta:object-count="43"/>
  </office:meta>
</office:document-meta>
</file>